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/>
    </style:style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transparen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transparent"/>
    </style:style>
    <style:style style:name="ce9" style:family="table-cell" style:parent-style-name="Default" style:data-style-name="N15">
      <style:table-cell-properties fo:border="thin solid #000000" style:vertical-align="middle" fo:wrap-option="wrap" fo:background-color="#9BBB59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5">
      <style:table-cell-properties fo:border="thin solid #000000" style:vertical-align="middle" fo:background-color="#9BBB5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5">
      <style:table-cell-properties fo:border="thin solid #000000" style:vertical-align="middle" fo:wrap-option="wrap" fo:background-color="#9BBB5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FF0000"/>
    </style:style>
    <style:style style:name="ce1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17" style:family="table-cell" style:parent-style-name="Default" style:data-style-name="N0">
      <style:table-cell-properties style:vertical-align="middle" fo:wrap-option="wrap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13.97cm"/>
    </style:style>
    <style:style style:name="co4" style:family="table-column">
      <style:table-column-properties fo:break-before="auto" style:column-width="3.96875cm"/>
    </style:style>
    <style:style style:name="co5" style:family="table-column">
      <style:table-column-properties fo:break-before="auto" style:column-width="10.689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02pt" style:use-optimal-row-height="true" fo:break-before="auto"/>
    </style:style>
    <style:style style:name="ro10" style:family="table-row">
      <style:table-row-properties style:row-height="89.25pt" style:use-optimal-row-height="true" fo:break-before="auto"/>
    </style:style>
    <style:style style:name="ro11" style:family="table-row">
      <style:table-row-properties style:row-height="153pt" style:use-optimal-row-height="true" fo:break-before="auto"/>
    </style:style>
    <style:style style:name="ro12" style:family="table-row">
      <style:table-row-properties style:row-height="178.5pt" style:use-optimal-row-height="true" fo:break-before="auto"/>
    </style:style>
    <style:style style:name="ro13" style:family="table-row">
      <style:table-row-properties style:row-height="85.5pt" style:use-optimal-row-height="false" fo:break-before="auto"/>
    </style:style>
    <style:style style:name="ro14" style:family="table-row">
      <style:table-row-properties style:row-height="84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C_EDU_2018_-_Escola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number-columns-repeated="16379" table:default-cell-style-name="ce5"/>
        <table:table-row table:style-name="ro1">
          <table:table-cell office:value-type="string" table:number-columns-spanned="5" table:number-rows-spanned="1" table:style-name="ce18">
            <text:p>Dicionário de variáveis da pesquisa TIC Educação 2018</text:p>
            <text:p>Microdados referentes a unidade de análise Escolas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9">
            <text:p>Tamanho</text:p>
          </table:table-cell>
          <table:table-cell office:value-type="string" table:style-name="ce10">
            <text:p>ID_variável</text:p>
          </table:table-cell>
          <table:table-cell office:value-type="string" table:style-name="ce11">
            <text:p>Descrição da variável</text:p>
          </table:table-cell>
          <table:table-cell office:value-type="string" table:style-name="ce11">
            <text:p>Tipo</text:p>
          </table:table-cell>
          <table:table-cell office:value-type="string" table:style-name="ce11">
            <text:p>Código e rótulo da variável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QUEST</text:p>
          </table:table-cell>
          <table:table-cell office:value-type="string" table:style-name="ce6">
            <text:p>Número de identificação do questionári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ESCOLA</text:p>
          </table:table-cell>
          <table:table-cell office:value-type="string" table:style-name="ce6">
            <text:p>Código de identificação da escola entre as bases de microdados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COD_REGIAO</text:p>
          </table:table-cell>
          <table:table-cell office:value-type="string" table:style-name="ce6">
            <text:p>Regi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="Norte"</text:p>
            <text:p>2="Nordeste"</text:p>
            <text:p>3="Sudeste"</text:p>
            <text:p>4="Sul"</text:p>
            <text:p>5="Centro-Oeste"</text:p>
          </table:table-cell>
          <table:table-cell table:number-columns-repeated="16379" table:style-name="ce8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6">
            <text:p>COD_DEPENDENCIA</text:p>
          </table:table-cell>
          <table:table-cell office:value-type="string" table:style-name="ce6">
            <text:p>Dependência administrativ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unicipal"</text:p>
            <text:p>2 = "Estadual"</text:p>
            <text:p>3 = "Particular"</text:p>
          </table:table-cell>
          <table:table-cell table:number-columns-repeated="16379" table:style-name="ce8"/>
        </table:table-row>
        <table:table-row table:style-name="ro3">
          <table:table-cell office:value-type="float" office:value="3" table:style-name="ce14">
            <text:p>3</text:p>
          </table:table-cell>
          <table:table-cell office:value-type="string" table:style-name="ce15">
            <text:p>ESTRATO</text:p>
          </table:table-cell>
          <table:table-cell office:value-type="string" table:style-name="ce16">
            <text:p>Estrato amostral</text:p>
          </table:table-cell>
          <table:table-cell office:value-type="string" table:style-name="ce16">
            <text:p>Numérico</text:p>
          </table:table-cell>
          <table:table-cell table:style-name="ce16"/>
          <table:table-cell table:number-columns-repeated="16379" table:style-name="ce17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UPA</text:p>
          </table:table-cell>
          <table:table-cell office:value-type="string" table:style-name="ce6">
            <text:p>Unidade primaria de amostagem</text:p>
          </table:table-cell>
          <table:table-cell table:number-columns-repeated="2" table:style-name="ce6"/>
          <table:table-cell table:number-columns-repeated="16379" table:style-name="ce8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6">
            <text:p>P8A</text:p>
          </table:table-cell>
          <table:table-cell office:value-type="string" table:style-name="ce6">
            <text:p>Quantidade de alunos matriculados na escola atualm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9B</text:p>
          </table:table-cell>
          <table:table-cell office:value-type="string" table:style-name="ce6">
            <text:p>Atualmente, há quantos professores nesta escola? Por favor, não considere professores, monitores ou técnicos do laboratório de informática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</table:table-cell>
          <table:table-cell table:number-columns-repeated="16379" table:style-name="ce8"/>
        </table:table-row>
        <table:table-row table:style-name="ro7">
          <table:table-cell office:value-type="float" office:value="6" table:style-name="ce7">
            <text:p>6</text:p>
          </table:table-cell>
          <table:table-cell office:value-type="string" table:style-name="ce6">
            <text:p>P9a</text:p>
          </table:table-cell>
          <table:table-cell office:value-type="string" table:style-name="ce6">
            <text:p>Atualmente, há coordenador pedagógico nest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6">
            <text:p>P10_A</text:p>
          </table:table-cell>
          <table:table-cell office:value-type="string" table:style-name="ce6">
            <text:p>Quantidade de turmas da Educação Infantil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</table:table-cell>
          <table:table-cell table:number-columns-repeated="16379" table:style-name="ce8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6">
            <text:p>P10_B</text:p>
          </table:table-cell>
          <table:table-cell office:value-type="string" table:style-name="ce6">
            <text:p>Quantidade de turmas do Ensino Fundamental I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</table:table-cell>
          <table:table-cell table:number-columns-repeated="16379" table:style-name="ce8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6">
            <text:p>P10_C</text:p>
          </table:table-cell>
          <table:table-cell office:value-type="string" table:style-name="ce6">
            <text:p>Quantidade de turmas do Ensino Fundamental II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</table:table-cell>
          <table:table-cell table:number-columns-repeated="16379" table:style-name="ce8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6">
            <text:p>P10_D</text:p>
          </table:table-cell>
          <table:table-cell office:value-type="string" table:style-name="ce6">
            <text:p>Quantidade de turmas do Ensino Médi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</table:table-cell>
          <table:table-cell table:number-columns-repeated="16379" table:style-name="ce8"/>
        </table:table-row>
        <table:table-row table:style-name="ro8">
          <table:table-cell office:value-type="float" office:value="6" table:style-name="ce7">
            <text:p>6</text:p>
          </table:table-cell>
          <table:table-cell office:value-type="string" table:style-name="ce6">
            <text:p>P11_A</text:p>
          </table:table-cell>
          <table:table-cell office:value-type="string" table:style-name="ce6">
            <text:p>Média de alunos por turma da Educação Infantil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6" table:style-name="ce7">
            <text:p>6</text:p>
          </table:table-cell>
          <table:table-cell office:value-type="string" table:style-name="ce6">
            <text:p>P11_B</text:p>
          </table:table-cell>
          <table:table-cell office:value-type="string" table:style-name="ce6">
            <text:p>Média de alunos por turma do Ensino Fundamental I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6" table:style-name="ce7">
            <text:p>6</text:p>
          </table:table-cell>
          <table:table-cell office:value-type="string" table:style-name="ce6">
            <text:p>P11_C</text:p>
          </table:table-cell>
          <table:table-cell office:value-type="string" table:style-name="ce6">
            <text:p>Média de alunos por turma do Ensino Fundamental II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6" table:style-name="ce7">
            <text:p>6</text:p>
          </table:table-cell>
          <table:table-cell office:value-type="string" table:style-name="ce6">
            <text:p>P11_D</text:p>
          </table:table-cell>
          <table:table-cell office:value-type="string" table:style-name="ce6">
            <text:p>Média de alunos por turma do Ensino Médi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a quantidade&gt;</text:p>
            <text:p>99999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2_A</text:p>
          </table:table-cell>
          <table:table-cell office:value-type="string" table:style-name="ce6">
            <text:p>A escola funciona no período da manhã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2_B</text:p>
          </table:table-cell>
          <table:table-cell office:value-type="string" table:style-name="ce6">
            <text:p>A escola funciona no período da tard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2_C</text:p>
          </table:table-cell>
          <table:table-cell office:value-type="string" table:style-name="ce6">
            <text:p>A escola funciona no período da noi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_A</text:p>
          </table:table-cell>
          <table:table-cell office:value-type="string" table:style-name="ce6">
            <text:p>A escola possui computador de mes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_B</text:p>
          </table:table-cell>
          <table:table-cell office:value-type="string" table:style-name="ce6">
            <text:p>A escola possui computador portátil / Not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_C</text:p>
          </table:table-cell>
          <table:table-cell office:value-type="string" table:style-name="ce6">
            <text:p>A escola possui tabl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4_A</text:p>
          </table:table-cell>
          <table:table-cell office:value-type="string" table:style-name="ce6">
            <text:p>Quantos computadores de mesa estão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4_B</text:p>
          </table:table-cell>
          <table:table-cell office:value-type="string" table:style-name="ce6">
            <text:p>Quantos computadores portáteis/ notebooks estão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4_C</text:p>
          </table:table-cell>
          <table:table-cell office:value-type="string" table:style-name="ce6">
            <text:p>Quantos tablets estão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5_A</text:p>
          </table:table-cell>
          <table:table-cell office:value-type="string" table:style-name="ce6">
            <text:p>Quantos computadores de mesa tê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5_B</text:p>
          </table:table-cell>
          <table:table-cell office:value-type="string" table:style-name="ce6">
            <text:p>Quantos computadores portáteis/ notebooks tê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5_C</text:p>
          </table:table-cell>
          <table:table-cell office:value-type="string" table:style-name="ce6">
            <text:p>Quantos tablets tê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6_A</text:p>
          </table:table-cell>
          <table:table-cell office:value-type="string" table:style-name="ce6">
            <text:p>Quantos computadores de mesa estão disponíveis para o uso dos alunos para a realização de atividade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6_B</text:p>
          </table:table-cell>
          <table:table-cell office:value-type="string" table:style-name="ce6">
            <text:p>Quantos computadores portáteis / notebooks estão disponíveis para o uso dos alunos para a realização de atividade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6_C</text:p>
          </table:table-cell>
          <table:table-cell office:value-type="string" table:style-name="ce6">
            <text:p>Quantos tablets estão disponíveis para o uso dos alunos para a realização de atividade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6" table:style-name="ce7">
            <text:p>6</text:p>
          </table:table-cell>
          <table:table-cell office:value-type="string" table:style-name="ce6">
            <text:p>P16_COBERTURA</text:p>
          </table:table-cell>
          <table:table-cell office:value-type="string" table:style-name="ce6">
            <text:p>Esta escola tem acesso à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6" table:style-name="ce7">
            <text:p>6</text:p>
          </table:table-cell>
          <table:table-cell office:value-type="string" table:style-name="ce6">
            <text:p>P16_COBERTURA_1</text:p>
          </table:table-cell>
          <table:table-cell office:value-type="string" table:style-name="ce6">
            <text:p>E qual o equipamento utilizado para acessar a Internet nesta escola? - Computador pessoal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6" table:style-name="ce7">
            <text:p>6</text:p>
          </table:table-cell>
          <table:table-cell office:value-type="string" table:style-name="ce6">
            <text:p>P16_COBERTURA_2</text:p>
          </table:table-cell>
          <table:table-cell office:value-type="string" table:style-name="ce6">
            <text:p>E qual o equipamento utilizado para acessar a Internet nesta escola? - celular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6" table:style-name="ce7">
            <text:p>6</text:p>
          </table:table-cell>
          <table:table-cell office:value-type="string" table:style-name="ce6">
            <text:p>P16_COBERTURA_3</text:p>
          </table:table-cell>
          <table:table-cell office:value-type="string" table:style-name="ce6">
            <text:p>E qual o equipamento utilizado para acessar a Internet nesta escola? - Televis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6" table:style-name="ce7">
            <text:p>6</text:p>
          </table:table-cell>
          <table:table-cell office:value-type="string" table:style-name="ce6">
            <text:p>P16_COBERTURA_4</text:p>
          </table:table-cell>
          <table:table-cell office:value-type="string" table:style-name="ce6">
            <text:p>E qual o equipamento utilizado para acessar a Internet nesta escola? - Lousa digital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6" table:style-name="ce7">
            <text:p>6</text:p>
          </table:table-cell>
          <table:table-cell office:value-type="string" table:style-name="ce6">
            <text:p>P16_COBERTURA_5</text:p>
          </table:table-cell>
          <table:table-cell office:value-type="string" table:style-name="ce6">
            <text:p>E qual o equipamento utilizado para acessar a Internet nesta escola? - Projetor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6" table:style-name="ce7">
            <text:p>6</text:p>
          </table:table-cell>
          <table:table-cell office:value-type="string" table:style-name="ce6">
            <text:p>P16_COBERTURA_6</text:p>
          </table:table-cell>
          <table:table-cell office:value-type="string" table:style-name="ce6">
            <text:p>E qual o equipamento utilizado para acessar a Internet nesta escola? - Computador da escola que não está funcionand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6" table:style-name="ce7">
            <text:p>6</text:p>
          </table:table-cell>
          <table:table-cell office:value-type="string" table:style-name="ce6">
            <text:p>P16_COBERTURA_OUT</text:p>
          </table:table-cell>
          <table:table-cell office:value-type="string" table:style-name="ce6">
            <text:p>E qual o equipamento utilizado para acessar a Internet nesta escola? - Outr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6_COBERTURA_OUT_DESC</text:p>
          </table:table-cell>
          <table:table-cell office:value-type="string" table:style-name="ce6">
            <text:p>E qual o equipamento utilizado para acessar a Internet nest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GERAR CODIGOS&gt;</text:p>
            <text:p>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6">
            <text:p>P16_COBERTURA_OUT_DESC_TEXT</text:p>
          </table:table-cell>
          <table:table-cell office:value-type="string" table:style-name="ce6">
            <text:p>E qual o equipamento utilizado para acessar a Internet nesta escola?</text:p>
          </table:table-cell>
          <table:table-cell office:value-type="string" table:style-name="ce6">
            <text:p>Texto</text:p>
          </table:table-cell>
          <table:table-cell table:style-name="ce6"/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A</text:p>
          </table:table-cell>
          <table:table-cell office:value-type="string" table:style-name="ce6">
            <text:p>Os computadores de mesa, computadores portáteis/notebook, tablets utilizam o sistema operacional Microsoft Window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B</text:p>
          </table:table-cell>
          <table:table-cell office:value-type="string" table:style-name="ce6">
            <text:p>Os computadores de mesa, computadores portáteis/notebook, tablets utilizam o sistema operacional Linux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C</text:p>
          </table:table-cell>
          <table:table-cell office:value-type="string" table:style-name="ce6">
            <text:p>Os computadores de mesa, computadores portáteis/notebook, tablets utilizam o sistema operacional Macintosh/ Mac 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D</text:p>
          </table:table-cell>
          <table:table-cell office:value-type="string" table:style-name="ce6">
            <text:p>Os computadores de mesa, computadores portáteis/notebook, tablets utilizam o sistema operacional Android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E</text:p>
          </table:table-cell>
          <table:table-cell office:value-type="string" table:style-name="ce6">
            <text:p>Os computadores de mesa, computadores portáteis/notebook, tablets utilizam o sistema operacional i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F</text:p>
          </table:table-cell>
          <table:table-cell office:value-type="string" table:style-name="ce6">
            <text:p>Os computadores de mesa, computadores portáteis/notebook, tablets utilizam o sistema operacional Chrome OS/Chrom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7_OUTRO</text:p>
          </table:table-cell>
          <table:table-cell office:value-type="string" table:style-name="ce6">
            <text:p>Os computadores de mesa, computadores portáteis/notebook, tablets utilizam outro sistema operacion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A</text:p>
          </table:table-cell>
          <table:table-cell office:value-type="string" table:style-name="ce6">
            <text:p>A escola participa do PROINF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B</text:p>
          </table:table-cell>
          <table:table-cell office:value-type="string" table:style-name="ce6">
            <text:p>A escola participa do GESAC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C</text:p>
          </table:table-cell>
          <table:table-cell office:value-type="string" table:style-name="ce6">
            <text:p>A escola participa do Programa Banda Larga nas Esco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D</text:p>
          </table:table-cell>
          <table:table-cell office:value-type="string" table:style-name="ce6">
            <text:p>A escola participa de algum programa de empresas que disponibiliza computadores ou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E</text:p>
          </table:table-cell>
          <table:table-cell office:value-type="string" table:style-name="ce6">
            <text:p>A escola participa de algum programa de ONGs que disponibiliza computadores ou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8_F</text:p>
          </table:table-cell>
          <table:table-cell office:value-type="string" table:style-name="ce6">
            <text:p>A escola participa do programa de Inovação Educação Conectad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8_OUTRO</text:p>
          </table:table-cell>
          <table:table-cell office:value-type="string" table:style-name="ce6">
            <text:p>A escola participa de algum outro programa que disponibiliza computadores ou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9</text:p>
          </table:table-cell>
          <table:table-cell office:value-type="string" table:style-name="ce6">
            <text:p>Algum funcionário da escola utiliza computador para realizar atividades administrativ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</text:p>
          </table:table-cell>
          <table:table-cell office:value-type="string" table:style-name="ce6">
            <text:p>Levando em consideração o uso da Internet, algum funcionário da escola utiliza a Internet para realizar atividades administrativ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1</text:p>
          </table:table-cell>
          <table:table-cell office:value-type="string" table:style-name="ce6">
            <text:p>A escola atualmente utiliza algum sistema de gestão escolar online via Internet para o registro de dados de frequência dos alunos, lançamento de notas, entre outr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22_A</text:p>
          </table:table-cell>
          <table:table-cell office:value-type="string" table:style-name="ce6">
            <text:p>A escola conta com professor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22_B</text:p>
          </table:table-cell>
          <table:table-cell office:value-type="string" table:style-name="ce6">
            <text:p>A escola conta com monitor ou técnico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_A</text:p>
          </table:table-cell>
          <table:table-cell office:value-type="string" table:style-name="ce6">
            <text:p>O professor de informática dá aula de informática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_B</text:p>
          </table:table-cell>
          <table:table-cell office:value-type="string" table:style-name="ce6">
            <text:p>O professor de informática orienta os demais professores sobre o uso do computador e Internet para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A_A</text:p>
          </table:table-cell>
          <table:table-cell office:value-type="string" table:style-name="ce6">
            <text:p>O monitor ou técnico do laboratório de informática exerce outras funções na escola relacionadas à informática ou ao uso de outras tecnologi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A_B</text:p>
          </table:table-cell>
          <table:table-cell office:value-type="string" table:style-name="ce6">
            <text:p>O monitor ou técnico do laboratório de informática exerce outras funções na escola não relacionadas à informática ou ao uso de outras tecnologi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5</text:p>
          </table:table-cell>
          <table:table-cell office:value-type="string" table:style-name="ce6">
            <text:p>Nos últimos 12 meses, houve substituição de computadores antigos por equipamentos mais novos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A</text:p>
          </table:table-cell>
          <table:table-cell office:value-type="string" table:style-name="ce6">
            <text:p>Os novos computadores foram adquiridos com recursos próprio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B</text:p>
          </table:table-cell>
          <table:table-cell office:value-type="string" table:style-name="ce6">
            <text:p>Os novos computadores foram enviados pelo governo ou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</text:p>
          </table:table-cell>
          <table:table-cell office:value-type="string" table:style-name="ce6">
            <text:p>Nos últimos 12 meses, alguma vez, os computadores da escola foram atualizados, como por exemplo, atualização de software ou program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A</text:p>
          </table:table-cell>
          <table:table-cell office:value-type="string" table:style-name="ce6">
            <text:p>O professor de informática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B</text:p>
          </table:table-cell>
          <table:table-cell office:value-type="string" table:style-name="ce6">
            <text:p>O monitor ou técnico no laboratório de informática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C</text:p>
          </table:table-cell>
          <table:table-cell office:value-type="string" table:style-name="ce6">
            <text:p>O coordenador pedagógico é responsável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D</text:p>
          </table:table-cell>
          <table:table-cell office:value-type="string" table:style-name="ce6">
            <text:p>Prestadores de serviço contratados pela escola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E</text:p>
          </table:table-cell>
          <table:table-cell office:value-type="string" table:style-name="ce6">
            <text:p>Prestadores de serviço contratados pela secretaria de educação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G</text:p>
          </table:table-cell>
          <table:table-cell office:value-type="string" table:style-name="ce6">
            <text:p>Prestadores de serviço contratados pela prefeitura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F</text:p>
          </table:table-cell>
          <table:table-cell office:value-type="string" table:style-name="ce6">
            <text:p>Voluntários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28_OUTRO</text:p>
          </table:table-cell>
          <table:table-cell office:value-type="string" table:style-name="ce6">
            <text:p>Outros são responsáveis pela manutenção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8_H</text:p>
          </table:table-cell>
          <table:table-cell office:value-type="string" table:style-name="ce6">
            <text:p>Ninguém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9</text:p>
          </table:table-cell>
          <table:table-cell office:value-type="string" table:style-name="ce6">
            <text:p>Nos últimos 12 meses, a escola precisou solicitar serviços de reparo e manutenção de computadores para 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A</text:p>
          </table:table-cell>
          <table:table-cell office:value-type="string" table:style-name="ce6">
            <text:p>A escola conseguiu informações sobre o funcionamento deste serviço prestado pela Secretaria de Educação pelo telefone d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B</text:p>
          </table:table-cell>
          <table:table-cell office:value-type="string" table:style-name="ce6">
            <text:p>A escola conseguiu informações sobre o funcionamento deste serviço prestado pela Secretaria de Educação pelo serviço "fale conosco" d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0_C</text:p>
          </table:table-cell>
          <table:table-cell office:value-type="string" table:style-name="ce6">
            <text:p>A escola conseguiu informações sobre o funcionamento deste serviço prestado pela Secretaria de Educação por formulários online para abertura de ordem de serviço (OS) no site d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30_OUTROS</text:p>
          </table:table-cell>
          <table:table-cell office:value-type="string" table:style-name="ce6">
            <text:p>A escola conseguiu informações sobre o funcionamento deste serviço prestado pela Secretaria de Educação por outra form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31</text:p>
          </table:table-cell>
          <table:table-cell office:value-type="string" table:style-name="ce6">
            <text:p>Opinião da escola, segundo o diretor, em relação ao contato com o responsável por oferecer manutençã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tataram o responsável rapidamente"</text:p>
            <text:p>2 = "Contataram o responsável num tempo razoável"</text:p>
            <text:p>3 = "Contataram o responsável, porém demorou para que isso ocorresse"</text:p>
            <text:p>4 = "Não foi possível o contat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2</text:p>
          </table:table-cell>
          <table:table-cell office:value-type="string" table:style-name="ce6">
            <text:p>Opinião da escola, segundo o diretor, a respeito do pedido da escola sobre o atendimento da solicitação de manutençã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Foi atendido rapidamente"</text:p>
            <text:p>2 = "Foi atendido em um tempo razoável"</text:p>
            <text:p>3 = "Foi atendido, porém demorou para que isso ocorresse"</text:p>
            <text:p>4 = "Não foi atendi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3</text:p>
          </table:table-cell>
          <table:table-cell office:value-type="string" table:style-name="ce6">
            <text:p>Na escola, qual o principal tipo de conexão utilizado para acessar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exão discada, que deixa a linha de telefone ocupada durante o uso"</text:p>
            <text:p>2 = "Conexão via linha telefônica (DSL), que não deixa a linha ocupada durante o uso"</text:p>
            <text:p>3 = "Conexão via cabo"</text:p>
            <text:p>4 = "Conexão via rádio"</text:p>
            <text:p>5 = "Conexão via satélite"</text:p>
            <text:p>6 = "Modem 3G ou 4G"</text:p>
            <text:p>7 = "Conexão via fibra ótic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2">
          <table:table-cell office:value-type="float" office:value="2" table:style-name="ce7">
            <text:p>2</text:p>
          </table:table-cell>
          <table:table-cell office:value-type="string" table:style-name="ce6">
            <text:p>P34</text:p>
          </table:table-cell>
          <table:table-cell office:value-type="string" table:style-name="ce6">
            <text:p>Qual a velocidade da principal conexão à Internet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256 Kbps"</text:p>
            <text:p>2 = "De 257 Kbps até 999 Kbps"</text:p>
            <text:p>3 = "1 Mega"</text:p>
            <text:p>4 =" 2 Mega"</text:p>
            <text:p>5 = "De 3 Mega até 4 Mega"</text:p>
            <text:p>6 = "De 5 Mega até 8 Mega"</text:p>
            <text:p>7 = "De 9 Mega até 10 Mega"</text:p>
            <text:p>8 = "De 11 Mega até 20 Mega"</text:p>
            <text:p>9 = "De 21 Mega até 50 Mega"</text:p>
            <text:p>10 = "51 Mega ou mais"</text:p>
            <text:p>97 = "Não sabe"</text:p>
            <text:p>98 = "Não respondeu"</text:p>
            <text:p>99 = "Não se aplica"</text:p>
            <text:p/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</text:p>
          </table:table-cell>
          <table:table-cell office:value-type="string" table:style-name="ce6">
            <text:p>A escola tem Wi-Fi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6</text:p>
          </table:table-cell>
          <table:table-cell office:value-type="string" table:style-name="ce6">
            <text:p>Restrições do Wi-Fi na escola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e uso livre para todos, <text:s/>inclusive para os alunos"</text:p>
            <text:p>2 = "De uso restrito / com senha e os alunos não podem acessá-la"</text:p>
            <text:p>3 = "De uso restrito / com senha, mas alunos podem acessá-l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37_A</text:p>
          </table:table-cell>
          <table:table-cell office:value-type="string" table:style-name="ce6">
            <text:p>Manutenção da rede Wi-Fi é realizada pelo professor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4">
          <table:table-cell office:value-type="float" office:value="2" table:style-name="ce7">
            <text:p>2</text:p>
          </table:table-cell>
          <table:table-cell office:value-type="string" table:style-name="ce6">
            <text:p>P37_B</text:p>
          </table:table-cell>
          <table:table-cell office:value-type="string" table:style-name="ce6">
            <text:p>Manutenção da rede Wi-Fi é realizada pelo monitor ou técnico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37_C</text:p>
          </table:table-cell>
          <table:table-cell office:value-type="string" table:style-name="ce6">
            <text:p>Manutenção da rede Wi-Fi é realizada pelo coordenador pedagógic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D</text:p>
          </table:table-cell>
          <table:table-cell office:value-type="string" table:style-name="ce6">
            <text:p>Manutenção da rede Wi-Fi é realizada por prestadores de serviço contratados pel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E</text:p>
          </table:table-cell>
          <table:table-cell office:value-type="string" table:style-name="ce6">
            <text:p>Manutenção da rede Wi-Fi é realizada por prestadores de serviço contratados pela Secretaria de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G</text:p>
          </table:table-cell>
          <table:table-cell office:value-type="string" table:style-name="ce6">
            <text:p>Manutenção da rede Wi-Fi é realizada por prestadores de serviço contratados pela prefeitur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F</text:p>
          </table:table-cell>
          <table:table-cell office:value-type="string" table:style-name="ce6">
            <text:p>Manutenção da rede Wi-Fi é realizada por voluntári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37_OUTRO</text:p>
          </table:table-cell>
          <table:table-cell office:value-type="string" table:style-name="ce6">
            <text:p>Manutenção da rede Wi-Fi é realizada por outr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7_H</text:p>
          </table:table-cell>
          <table:table-cell office:value-type="string" table:style-name="ce6">
            <text:p>Ninguém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38</text:p>
          </table:table-cell>
          <table:table-cell office:value-type="string" table:style-name="ce6">
            <text:p>A escola possui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A</text:p>
          </table:table-cell>
          <table:table-cell office:value-type="string" table:style-name="ce6">
            <text:p>Existe computador de mesa instalado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B</text:p>
          </table:table-cell>
          <table:table-cell office:value-type="string" table:style-name="ce6">
            <text:p>Existe computador de mesa instalado na bilbioteca ou sala de estud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C</text:p>
          </table:table-cell>
          <table:table-cell office:value-type="string" table:style-name="ce6">
            <text:p>Existe computador de mesa instalado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D</text:p>
          </table:table-cell>
          <table:table-cell office:value-type="string" table:style-name="ce6">
            <text:p>Existe computador de mesa instalado na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E</text:p>
          </table:table-cell>
          <table:table-cell office:value-type="string" table:style-name="ce6">
            <text:p>Existe computador de mesa instalado na sala do coordenador pedagogico ou do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OUTRO1</text:p>
          </table:table-cell>
          <table:table-cell office:value-type="string" table:style-name="ce6">
            <text:p>Existe computador de mesa instalado em algum outro lugar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_A</text:p>
          </table:table-cell>
          <table:table-cell office:value-type="string" table:style-name="ce6">
            <text:p>Os professores utilizam computadores portáteis, notebook ou tablets da escola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_B</text:p>
          </table:table-cell>
          <table:table-cell office:value-type="string" table:style-name="ce6">
            <text:p>Os professores utilizam computadores portáteis, notebook ou tablets da escola na biblioteca ou sala de estud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_C</text:p>
          </table:table-cell>
          <table:table-cell office:value-type="string" table:style-name="ce6">
            <text:p>Os professores utilizam computadores portáteis, notebook ou tablets da escola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_D</text:p>
          </table:table-cell>
          <table:table-cell office:value-type="string" table:style-name="ce6">
            <text:p>Os professores utilizam computadores portáteis, notebook ou tablets da escola na sala dos professores ou sala de reu 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_E</text:p>
          </table:table-cell>
          <table:table-cell office:value-type="string" table:style-name="ce6">
            <text:p>Os professores utilizam computadores portáteis, notebook ou tablets da escola na sala do coordenador pedagógico ou do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12">
            <text:p>P40_OUTRO1</text:p>
          </table:table-cell>
          <table:table-cell office:value-type="string" table:style-name="ce13">
            <text:p>Os professores utilizam computadores portáteis, notebook ou tablets da escola em algum outro lugar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12">
            <text:p>P40_OUTRO2</text:p>
          </table:table-cell>
          <table:table-cell office:value-type="string" table:style-name="ce13">
            <text:p>Os professores utilizam computadores portáteis, notebook ou tablets da escola em algum outro lugar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1_A</text:p>
          </table:table-cell>
          <table:table-cell office:value-type="string" table:style-name="ce6">
            <text:p>Existe acesso à Internet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1_B</text:p>
          </table:table-cell>
          <table:table-cell office:value-type="string" table:style-name="ce6">
            <text:p>Existe acesso à Internet na biblioteca ou sala de estud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1_C</text:p>
          </table:table-cell>
          <table:table-cell office:value-type="string" table:style-name="ce6">
            <text:p>Existe acesso à Internet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1_D</text:p>
          </table:table-cell>
          <table:table-cell office:value-type="string" table:style-name="ce6">
            <text:p>Existe acesso à Internet na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1_E</text:p>
          </table:table-cell>
          <table:table-cell office:value-type="string" table:style-name="ce6">
            <text:p>Existe acesso à Internet na sala do coordenador pedagógico ou do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12">
            <text:p>P41_OUTRO1</text:p>
          </table:table-cell>
          <table:table-cell office:value-type="string" table:style-name="ce13">
            <text:p>Existe acesso à Internet em algum outro lugar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12">
            <text:p>P41_OUTRO2</text:p>
          </table:table-cell>
          <table:table-cell office:value-type="string" table:style-name="ce13">
            <text:p>Existe acesso à Internet em algum outro lugar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12">
            <text:p>P41_OUTRO3</text:p>
          </table:table-cell>
          <table:table-cell office:value-type="string" table:style-name="ce13">
            <text:p>Existe acesso à Internet em algum outro lugar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A1</text:p>
          </table:table-cell>
          <table:table-cell office:value-type="string" table:style-name="ce6">
            <text:p>Os professores utilizam a Internet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A2</text:p>
          </table:table-cell>
          <table:table-cell office:value-type="string" table:style-name="ce6">
            <text:p>Os alunos utilizam a Internet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A3</text:p>
          </table:table-cell>
          <table:table-cell office:value-type="string" table:style-name="ce6">
            <text:p>Outros funcionários utilizam a Internet no laboratório de infor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A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B1</text:p>
          </table:table-cell>
          <table:table-cell office:value-type="string" table:style-name="ce6">
            <text:p>Os professores utilizam a Internet na biblioteca ou sala de estud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B2</text:p>
          </table:table-cell>
          <table:table-cell office:value-type="string" table:style-name="ce6">
            <text:p>Os alunos utilizam a Internet na biblioteca ou sala de estud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B3</text:p>
          </table:table-cell>
          <table:table-cell office:value-type="string" table:style-name="ce6">
            <text:p>Outros funcionários utilizam a Internet na biblioteca ou sala de estud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B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C1</text:p>
          </table:table-cell>
          <table:table-cell office:value-type="string" table:style-name="ce6">
            <text:p>Os professores utilizam a Internet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C2</text:p>
          </table:table-cell>
          <table:table-cell office:value-type="string" table:style-name="ce6">
            <text:p>Os alunos utilizam a Internet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C3</text:p>
          </table:table-cell>
          <table:table-cell office:value-type="string" table:style-name="ce6">
            <text:p>Outros funcionários utilizam a Internet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C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D1</text:p>
          </table:table-cell>
          <table:table-cell office:value-type="string" table:style-name="ce6">
            <text:p>Os professores utilizam a Internet na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D2</text:p>
          </table:table-cell>
          <table:table-cell office:value-type="string" table:style-name="ce6">
            <text:p>Os alunos utilizam a Internet na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D3</text:p>
          </table:table-cell>
          <table:table-cell office:value-type="string" table:style-name="ce6">
            <text:p>Outros funcionários utilizam a Internet na sala dos professores ou sala de reuni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D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E1</text:p>
          </table:table-cell>
          <table:table-cell office:value-type="string" table:style-name="ce6">
            <text:p>Os professores utilizam a Internet na sala do coordenador pedagógico ou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E2</text:p>
          </table:table-cell>
          <table:table-cell office:value-type="string" table:style-name="ce6">
            <text:p>Os alunos utilizam a Internet na sala do coordenador pedagógico ou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E3</text:p>
          </table:table-cell>
          <table:table-cell office:value-type="string" table:style-name="ce6">
            <text:p>Outros funcionários utilizam a Internet na sala do coordenador pedagógico ou diret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E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OUTRO1</text:p>
          </table:table-cell>
          <table:table-cell office:value-type="string" table:style-name="ce6">
            <text:p>Os professores utilizam a Internet em algum outro lugar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OUTRO2</text:p>
          </table:table-cell>
          <table:table-cell office:value-type="string" table:style-name="ce6">
            <text:p>Os alunos utilizam a Internet em algum outro lugar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OUTRO3</text:p>
          </table:table-cell>
          <table:table-cell office:value-type="string" table:style-name="ce6">
            <text:p>Outros funcionários utilizam a Internet em algum outro lugar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OUTRO4</text:p>
          </table:table-cell>
          <table:table-cell office:value-type="string" table:style-name="ce6">
            <text:p>Nenhum dess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3_A</text:p>
          </table:table-cell>
          <table:table-cell office:value-type="string" table:style-name="ce6">
            <text:p>Atualmente, o laboratorio de informática está sendo utiliz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6" table:style-name="ce7">
            <text:p>6</text:p>
          </table:table-cell>
          <table:table-cell office:value-type="string" table:style-name="ce6">
            <text:p>P44_A</text:p>
          </table:table-cell>
          <table:table-cell office:value-type="string" table:style-name="ce6">
            <text:p>Quantos computadores de mesa existem no laboratório de informática, independentemente de estarem funcionando <text:s/>ou n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7 = "Não sabe"</text:p>
            <text:p>999998 = "Não respondeu"</text:p>
            <text:p>9999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6" table:style-name="ce7">
            <text:p>6</text:p>
          </table:table-cell>
          <table:table-cell office:value-type="string" table:style-name="ce6">
            <text:p>P45_A</text:p>
          </table:table-cell>
          <table:table-cell office:value-type="string" table:style-name="ce6">
            <text:p>Desses computadores de mesa existentes no laboratório de informática, quantos estão instalados e funcionan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7 = "Não sabe"</text:p>
            <text:p>999998 = "Não respondeu"</text:p>
            <text:p>9999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47A</text:p>
          </table:table-cell>
          <table:table-cell office:value-type="string" table:style-name="ce6">
            <text:p>Atualmente, os professores da sua escola estão participando de algum programa de formação para o uso de computador e Internet para realizar atividades com os alunos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 / ainda 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A</text:p>
          </table:table-cell>
          <table:table-cell office:value-type="string" table:style-name="ce6">
            <text:p>O programa foi implementado pela própri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B</text:p>
          </table:table-cell>
          <table:table-cell office:value-type="string" table:style-name="ce6">
            <text:p>O programa foi implementado pelo governo feder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C</text:p>
          </table:table-cell>
          <table:table-cell office:value-type="string" table:style-name="ce6">
            <text:p>O programa foi implementado pelo governo estadu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D</text:p>
          </table:table-cell>
          <table:table-cell office:value-type="string" table:style-name="ce6">
            <text:p>O programa foi implementado pelo governo municipal / prefeitur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E</text:p>
          </table:table-cell>
          <table:table-cell office:value-type="string" table:style-name="ce6">
            <text:p>O programa foi implementado pela iniciativa privad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8_F</text:p>
          </table:table-cell>
          <table:table-cell office:value-type="string" table:style-name="ce6">
            <text:p>O programa foi implementado por uma organização não governamental - ONG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48_OUTRO</text:p>
          </table:table-cell>
          <table:table-cell office:value-type="string" table:style-name="ce6">
            <text:p>O programa foi implementado por outra institui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48_OUTRO_DESC</text:p>
          </table:table-cell>
          <table:table-cell office:value-type="string" table:style-name="ce6">
            <text:p>Outra insituição de implementação do program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códigos gerados&gt;</text:p>
            <text:p>99 = "Não se aplica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48_OUTRO_DESC_TEXT</text:p>
          </table:table-cell>
          <table:table-cell office:value-type="string" table:style-name="ce6">
            <text:p>Outra insituição de implementação do programa</text:p>
          </table:table-cell>
          <table:table-cell office:value-type="string" table:style-name="ce6">
            <text:p>Texto</text:p>
          </table:table-cell>
          <table:table-cell table:style-name="ce6"/>
          <table:table-cell table:number-columns-repeated="16379" table:style-name="ce8"/>
        </table:table-row>
        <table:table-row table:style-name="ro5">
          <table:table-cell office:value-type="float" office:value="6" table:style-name="ce7">
            <text:p>6</text:p>
          </table:table-cell>
          <table:table-cell office:value-type="string" table:style-name="ce6">
            <text:p>P49A</text:p>
          </table:table-cell>
          <table:table-cell office:value-type="string" table:style-name="ce6">
            <text:p>Nos últimos 12 meses, quantos professores, aproximadamente, receberam formação para fazer uso de computador e Internet para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anotar quantidade&gt;</text:p>
            <text:p>999997 = "Não sabe"</text:p>
            <text:p>9999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1_A</text:p>
          </table:table-cell>
          <table:table-cell office:value-type="string" table:style-name="ce6">
            <text:p>Nos últimos 12 meses, aconteceu alguma palestra, debate, curso, etc. sobre o uso responsável da Internet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B_A</text:p>
          </table:table-cell>
          <table:table-cell office:value-type="string" table:style-name="ce6">
            <text:p>E quem participou dessas atividades na escola? Alun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B_B</text:p>
          </table:table-cell>
          <table:table-cell office:value-type="string" table:style-name="ce6">
            <text:p>E quem participou dessas atividades na escola? Professor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B_C</text:p>
          </table:table-cell>
          <table:table-cell office:value-type="string" table:style-name="ce6">
            <text:p>E quem participou dessas atividades na escola? Funcionários d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B_D</text:p>
          </table:table-cell>
          <table:table-cell office:value-type="string" table:style-name="ce6">
            <text:p>E quem participou dessas atividades na escola? Pais e responsávei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2_A</text:p>
          </table:table-cell>
          <table:table-cell office:value-type="string" table:style-name="ce6">
            <text:p>A escola possui websi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2_B</text:p>
          </table:table-cell>
          <table:table-cell office:value-type="string" table:style-name="ce6">
            <text:p>A escola possui email institucional / da própri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2_C</text:p>
          </table:table-cell>
          <table:table-cell office:value-type="string" table:style-name="ce6">
            <text:p>A escola possui blog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2_D</text:p>
          </table:table-cell>
          <table:table-cell office:value-type="string" table:style-name="ce6">
            <text:p>A escola possui perfil ou página em redes soci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E</text:p>
          </table:table-cell>
          <table:table-cell office:value-type="string" table:style-name="ce6">
            <text:p>A escola possui ambiente ou plataforma virtual d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A_A</text:p>
          </table:table-cell>
          <table:table-cell office:value-type="string" table:style-name="ce6">
            <text:p>Os pais ou responsáveis pelos alunos usam o website como canal de diálogo com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A_B</text:p>
          </table:table-cell>
          <table:table-cell office:value-type="string" table:style-name="ce6">
            <text:p>Os pais ou responsáveis pelos alunos usam o e-mail institucional / da propria escola como canal de diálogo com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A_C</text:p>
          </table:table-cell>
          <table:table-cell office:value-type="string" table:style-name="ce6">
            <text:p>Os pais ou responsáveis pelos alunos usam o blog como canal de diálogo com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A_D</text:p>
          </table:table-cell>
          <table:table-cell office:value-type="string" table:style-name="ce6">
            <text:p>Os pais ou responsáveis pelos alunos usam o perfil ou página em redes sociais como canal de diálogo com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A_E</text:p>
          </table:table-cell>
          <table:table-cell office:value-type="string" table:style-name="ce6">
            <text:p>Os pais ou responsáveis pelos alunos usam o ambiente ou plataforma virtual de aprendizagem como canal de diálogo com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A</text:p>
          </table:table-cell>
          <table:table-cell office:value-type="string" table:style-name="ce6">
            <text:p>Uso de senha para acesso dos alunos aos computadores são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B</text:p>
          </table:table-cell>
          <table:table-cell office:value-type="string" table:style-name="ce6">
            <text:p>Restrição ao número de horas que um aluno pode usar o computador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C</text:p>
          </table:table-cell>
          <table:table-cell office:value-type="string" table:style-name="ce6">
            <text:p>Permissão para que os alunos utilizem os computadores fora de seu horário de aula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D</text:p>
          </table:table-cell>
          <table:table-cell office:value-type="string" table:style-name="ce6">
            <text:p>Permissão para que os alunos utilizem os computadores fora do horário de funcionamento da escola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E</text:p>
          </table:table-cell>
          <table:table-cell office:value-type="string" table:style-name="ce6">
            <text:p>Proibição de acesso a sites com conteúdo adulto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F</text:p>
          </table:table-cell>
          <table:table-cell office:value-type="string" table:style-name="ce6">
            <text:p>Restrição a jogos eletrônicos nos computadores da escola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G</text:p>
          </table:table-cell>
          <table:table-cell office:value-type="string" table:style-name="ce6">
            <text:p>Restrição de acesso a sites de jogos eletrônicos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H</text:p>
          </table:table-cell>
          <table:table-cell office:value-type="string" table:style-name="ce6">
            <text:p>Agendamento de horário para utilizar o laboratório de informática, por professores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I</text:p>
          </table:table-cell>
          <table:table-cell office:value-type="string" table:style-name="ce6">
            <text:p>Agendamento de horário para utilizar o laboratório de informática por alunos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J</text:p>
          </table:table-cell>
          <table:table-cell office:value-type="string" table:style-name="ce6">
            <text:p>Presença obrigatória do monitor ou professor de informática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5_K</text:p>
          </table:table-cell>
          <table:table-cell office:value-type="string" table:style-name="ce6">
            <text:p>Proibição de acesso às redes sociais é adotado na escola com relação ao uso dos equipamentos de informática e comunicaçã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8A_A</text:p>
          </table:table-cell>
          <table:table-cell office:value-type="string" table:style-name="ce6">
            <text:p>O projeto político pedagógico da escola prevê o uso de Internet para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8A_B</text:p>
          </table:table-cell>
          <table:table-cell office:value-type="string" table:style-name="ce6">
            <text:p>O projeto político pedagógico da escola contém orientações sobre como usar a Internet nas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number-rows-repeated="1048387" table:style-name="ro3">
          <table:table-cell table:number-columns-repeated="16384"/>
        </table:table-row>
      </table:table>
      <table:named-expressions>
        <table:named-expression table:name="Excel_BuiltIn__FilterDatabase_1" table:expression="of:=[.#REF!]" table:base-cell-address="TIC_EDU_2018_-_Escola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2_nfase1" style:display-name="20% - Ênfase1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" style:display-name="20% - Ênfase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" style:display-name="20% - Ênfase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" style:display-name="20% - Ênfase4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" style:display-name="20% - Ênfase5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" style:display-name="20% - Ênfase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" style:display-name="40% - Ênfase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" style:display-name="40% - Ênfase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" style:display-name="40% - Ênfase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" style:display-name="40% - Ênfase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" style:display-name="40% - Ênfase5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" style:display-name="40% - Ênfase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_202_nfase1" style:display-name="Ênfase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" style:display-name="Ênfase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" style:display-name="Ênfase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" style:display-name="Ênfase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" style:display-name="Ênfase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" style:display-name="Ênfase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_32_2" style:display-name="Normal 2 2 2 2" style:family="table-cell" style:data-style-name="N0"/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ta_32_2" style:display-name="Nota 2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yle141209930404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Emerson</meta:initial-creator>
    <dc:creator>Fabricio Torres</dc:creator>
    <meta:creation-date>2013-10-08T19:05:20Z</meta:creation-date>
    <dc:date>2021-01-08T12:52:01Z</dc:date>
    <meta:print-date>2015-10-08T19:37:51Z</meta:print-date>
    <meta:user-defined meta:name="WorkbookGuid">69b1a701-4145-448e-94ab-41d8b1fa2635</meta:user-defined>
  </office:meta>
</office:document-meta>
</file>